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.028in" fo:margin-top="0in" fo:margin-bottom="0in" loext:contextual-spacing="true" fo:text-align="center" style:justify-single-word="false" fo:text-indent="0in" style:auto-text-indent="false" style:page-number="auto" style:snap-to-layout-grid="false"/>
    </style:style>
    <style:style style:name="P2" style:family="paragraph" style:parent-style-name="Standard">
      <style:paragraph-properties fo:margin-left="0in" fo:margin-right="-0.0346in" fo:margin-top="0in" fo:margin-bottom="0in" loext:contextual-spacing="true" fo:text-align="center" style:justify-single-word="false" fo:text-indent="0in" style:auto-text-indent="false" style:snap-to-layout-grid="false"/>
    </style:style>
    <style:style style:name="P3" style:family="paragraph" style:parent-style-name="Standard">
      <style:paragraph-properties fo:margin-left="0in" fo:margin-right="-0.0346in" fo:margin-top="0in" fo:margin-bottom="0in" loext:contextual-spacing="true" fo:text-align="center" style:justify-single-word="false" fo:text-indent="0in" style:auto-text-indent="false" style:snap-to-layout-grid="false"/>
      <style:text-properties fo:font-size="10.5pt" style:font-size-asian="10.5pt" style:font-size-complex="10.5pt"/>
    </style:style>
    <style:style style:name="P4" style:family="paragraph" style:parent-style-name="Standard">
      <style:paragraph-properties fo:margin-top="0in" fo:margin-bottom="0in" loext:contextual-spacing="true" fo:padding-left="0in" fo:padding-right="0in" fo:padding-top="0in" fo:padding-bottom="0.0138in" fo:border-left="none" fo:border-right="none" fo:border-top="none" fo:border-bottom="0.51pt solid #000000" style:snap-to-layout-grid="false"/>
    </style:style>
    <style:style style:name="P5" style:family="paragraph" style:parent-style-name="Standard">
      <style:paragraph-properties fo:margin-top="0in" fo:margin-bottom="0in" loext:contextual-spacing="true" fo:padding-left="0in" fo:padding-right="0in" fo:padding-top="0in" fo:padding-bottom="0.0138in" fo:border-left="none" fo:border-right="none" fo:border-top="none" fo:border-bottom="0.51pt solid #000000" style:snap-to-layout-grid="false"/>
      <style:text-properties fo:font-size="10.5pt" fo:font-weight="bold" style:font-size-asian="10.5pt" style:font-weight-asian="bold" style:font-size-complex="10.5pt"/>
    </style:style>
    <style:style style:name="P6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true" style:snap-to-layout-grid="false"/>
      <style:text-properties fo:font-size="10.5pt" style:font-size-asian="10.5pt" style:font-size-complex="10.5pt"/>
    </style:style>
    <style:style style:name="P8" style:family="paragraph" style:parent-style-name="Standard">
      <style:paragraph-properties fo:margin-top="0in" fo:margin-bottom="0in" loext:contextual-spacing="true" style:snap-to-layout-grid="false"/>
      <style:text-properties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margin-top="0in" fo:margin-bottom="0in" loext:contextual-spacing="tru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top="0in" fo:margin-bottom="0in" loext:contextual-spacing="true" style:snap-to-layout-grid="false"/>
    </style:style>
    <style:style style:name="P11" style:family="paragraph" style:parent-style-name="Standard">
      <style:paragraph-properties fo:margin-top="0in" fo:margin-bottom="0in" loext:contextual-spacing="true" style:snap-to-layout-grid="false">
        <style:tab-stops>
          <style:tab-stop style:position="1.2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true" style:snap-to-layout-grid="false">
        <style:tab-stops>
          <style:tab-stop style:position="0.8752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  <style:text-properties fo:background-color="transparent"/>
    </style:style>
    <style:style style:name="P14" style:family="paragraph" style:parent-style-name="List_20_Paragraph" style:list-style-name="WWNum4">
      <style:paragraph-properties style:snap-to-layout-grid="false"/>
    </style:style>
    <style:style style:name="P15" style:family="paragraph" style:parent-style-name="List_20_Paragraph" style:list-style-name="WWNum3">
      <style:paragraph-properties style:snap-to-layout-grid="false"/>
    </style:style>
    <style:style style:name="P16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</style:style>
    <style:style style:name="P17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P18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</style:style>
    <style:style style:name="P19" style:family="paragraph" style:parent-style-name="List_20_Paragraph" style:list-style-name="WWNum6">
      <style:paragraph-properties style:snap-to-layout-grid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font-size-asian="10.5pt" style:font-size-complex="10.5pt" fo:background-color="#ffff00"/>
    </style:style>
    <style:style style:name="T6" style:family="text">
      <style:text-properties fo:font-size="10.5pt" officeooo:rsid="000b977f" style:font-size-asian="10.5pt" style:font-size-complex="10.5pt"/>
    </style:style>
    <style:style style:name="T7" style:family="text">
      <style:text-properties fo:font-size="10.5pt" officeooo:rsid="000b977f" style:font-size-asian="10.5pt" style:font-size-complex="10.5pt" fo:background-color="#ffff00"/>
    </style:style>
    <style:style style:name="T8" style:family="text">
      <style:text-properties fo:font-size="10.5pt" fo:font-weight="bold" style:font-size-asian="10.5pt" style:font-weight-asian="bold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0.5pt" fo:font-weight="bold" officeooo:rsid="000b977f" style:font-size-asian="10.5pt" style:font-weight-asian="bold" style:font-size-complex="10.5pt" style:font-weight-complex="bold"/>
    </style:style>
    <style:style style:name="T11" style:family="text">
      <style:text-properties fo:font-size="10.5pt" loext:char-shading-value="0" style:font-size-asian="10.5pt" style:font-size-complex="10.5pt" fo:background-color="#ffff00"/>
    </style:style>
    <style:style style:name="T12" style:family="text">
      <style:text-properties fo:font-size="10.5pt" officeooo:rsid="000b977f" loext:char-shading-value="0" style:font-size-asian="10.5pt" style:font-size-complex="10.5pt" fo:background-color="#ffff00"/>
    </style:style>
    <style:style style:name="T13" style:family="text">
      <style:text-properties fo:font-size="10.5pt" officeooo:rsid="000b977f" fo:background-color="transparent" loext:char-shading-value="0" style:font-size-asian="10.5pt" style:font-size-complex="10.5pt"/>
    </style:style>
    <style:style style:name="T14" style:family="text">
      <style:text-properties fo:font-size="10.5pt" fo:background-color="transparent" loext:char-shading-value="0" style:font-size-asian="10.5pt" style:font-size-complex="10.5pt"/>
    </style:style>
    <style:style style:name="T15" style:family="text">
      <style:text-properties fo:font-size="10.5pt" fo:font-weight="normal" officeooo:rsid="000b977f" style:font-size-asian="10.5pt" style:font-weight-asian="normal" style:font-size-complex="10.5pt" style:font-weight-complex="normal"/>
    </style:style>
    <style:style style:name="T16" style:family="text">
      <style:text-properties style:use-window-font-color="true" style:text-underline-style="none"/>
    </style:style>
    <style:style style:name="T17" style:family="text">
      <style:text-properties style:font-name="Symbol" fo:font-size="10.5pt" style:font-name-asian="Symbol2" style:font-size-asian="10.5pt" style:font-name-complex="Symbol2" style:font-size-complex="10.5pt"/>
    </style:style>
    <style:style style:name="T18" style:family="text">
      <style:text-properties style:font-name="Arial" fo:font-size="10.5pt" style:font-name-asian="Arial1" style:font-size-asian="10.5pt" style:font-name-complex="Arial1" style:font-size-complex="10.5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b977f" style:font-weight-asian="normal" style:font-weight-complex="normal"/>
    </style:style>
    <style:style style:name="T21" style:family="text">
      <style:text-properties fo:font-weight="bold" officeooo:rsid="000b977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arin</text:span><text:span text:style-name="T1"> </text:span><text:span text:style-name="T2">P.</text:span><text:span text:style-name="T1"> </text:span><text:span text:style-name="T2">Marinov</text:span></text:p>
      <text:p text:style-name="P2"><text:span text:style-name="T4">New York, NY 10040 | 347-595-2552 | mari</text:span><text:span text:style-name="ListLabel_20_19"><text:span text:style-name="T16">n.marinov@macaulay.cuny.edu</text:span></text:span></text:p>
      <text:p text:style-name="P2"><text:span text:style-name="T4">https://mmarinov.netlify.com</text:span></text:p>
      <text:p text:style-name="P3"/>
      <text:p text:style-name="P4"><text:span text:style-name="T8">EDUCATION</text:span></text:p>
      <text:p text:style-name="P6"><text:span text:style-name="T8">Macaulay Honors College at Hunter College <text:tab/></text:span><text:span text:style-name="T4">New York, NY </text:span></text:p>
      <text:p text:style-name="P6"><text:span text:style-name="T4">Bachelor of Arts in Computer Science | Minor: Mathematics, Psychology | GPA: 3.9 <text:tab/>May 2021</text:span></text:p>
      <text:p text:style-name="P7"/>
      <text:p text:style-name="P10"><text:span text:style-name="T8">Honors and Awards</text:span></text:p>
      <text:p text:style-name="P6"><text:span text:style-name="T4">William E. Macaulay Honors College Scholarship, full tuition merit scholarship <text:tab/></text:span><text:span text:style-name="T6">August</text:span><text:span text:style-name="T14"> </text:span><text:span text:style-name="T13">2017</text:span><text:span text:style-name="T14"> – </text:span><text:span text:style-name="T13">May</text:span><text:span text:style-name="T14"> </text:span><text:span text:style-name="T13">2021</text:span></text:p>
      <text:p text:style-name="P13"><text:span text:style-name="T4">Daedalus Honors Computer Science Scholar<text:tab/></text:span><text:span text:style-name="T6">January</text:span><text:span text:style-name="T4"> </text:span><text:span text:style-name="T6">2018</text:span><text:span text:style-name="T4"> – </text:span><text:span text:style-name="T6">May</text:span><text:span text:style-name="T4"> </text:span><text:span text:style-name="T6">2021</text:span></text:p>
      <text:p text:style-name="P7"/>
      <text:p text:style-name="P10"><text:span text:style-name="T8">Relevant Coursework</text:span></text:p>
      <text:p text:style-name="P10"><text:span text:style-name="T4">Multi-variable Calculus, Discrete Mathematics, Algorithms &amp; Data Structures</text:span><text:span text:style-name="T17"></text:span><text:span text:style-name="T4">Applied Statistics</text:span></text:p>
      <text:p text:style-name="P5"/>
      <text:p text:style-name="P4"><text:span text:style-name="T8">TECHNICAL SKILLS</text:span></text:p>
      <text:p text:style-name="P11"><text:span text:style-name="T8">Markup/Style: <text:tab/><text:tab/><text:tab/></text:span><text:span text:style-name="T4">HTML, CSS, Markdown</text:span></text:p>
      <text:p text:style-name="P11"><text:span text:style-name="T8">Programming Languages</text:span><text:span text:style-name="T4">: <text:tab/>C++, Python, C#, JavaScript, TypeScript</text:span></text:p>
      <text:p text:style-name="P11"><text:span text:style-name="T9">Database</text:span><text:span text:style-name="T4">: <text:tab/><text:tab/><text:tab/>PostgreSQL</text:span></text:p>
      <text:p text:style-name="P11"><text:span text:style-name="T8">Software</text:span><text:span text:style-name="T4">: <text:tab/><text:tab/><text:tab/>Git, GNU Make, Cmake, Microsoft Office, AirTable, MonkeyLearn, Trello</text:span></text:p>
      <text:p text:style-name="P12"><text:span text:style-name="T9">Technologies: <text:tab/><text:tab/><text:tab/></text:span><text:span text:style-name="T4">AngularJS, ReactJS, Redux, GatsbyJS, JestJS, Node, Express</text:span></text:p>
      <text:p text:style-name="P5"><text:bookmark text:name="_GoBack"/></text:p>
      <text:p text:style-name="P4"><text:span text:style-name="T8">EXPERIENCE</text:span></text:p>
      <text:p text:style-name="P6"><text:span text:style-name="T9">Macaulay Business Club | Macaulay Honors College <text:tab/></text:span><text:span text:style-name="T4">New York, NY</text:span></text:p>
      <text:p text:style-name="P6"><text:span text:style-name="T4">Web developer <text:tab/>October 2018 – Present</text:span></text:p>
      <text:list xml:id="list3260870484" text:style-name="WWNum4">
        <text:list-item>
          <text:p text:style-name="P14"><text:span text:style-name="T4">Collaborated with the tech team and managed the club’s website.</text:span></text:p>
        </text:list-item>
        <text:list-item>
          <text:p text:style-name="P14"><text:span text:style-name="T4">Organized tech events to educate other club members on </text:span><text:span text:style-name="T9">HTML</text:span><text:span text:style-name="T10">, </text:span><text:span text:style-name="T9">CSS</text:span>, <text:span text:style-name="T15">an</text:span><text:span text:style-name="T15">d </text:span><text:span text:style-name="T10">Jav</text:span><text:span text:style-name="T10">aScr</text:span><text:span text:style-name="T10">ipt</text:span><text:span text:style-name="T4"> basics and fundamentals.</text:span></text:p>
        </text:list-item>
      </text:list>
      <text:p text:style-name="P10"><text:span text:style-name="T4"><text:tab/><text:tab/><text:tab/><text:tab/></text:span></text:p>
      <text:p text:style-name="P6"><text:span text:style-name="T8">CUNY Hunter College | Dolciani Math Learning Center <text:tab/> <text:s text:c="2"/></text:span><text:span text:style-name="T4"><text:s text:c="75"/></text:span><text:span text:style-name="T6">New York, NY</text:span><text:span text:style-name="T4"> </text:span></text:p>
      <text:p text:style-name="P6"><text:span text:style-name="T4">Calculus and Computer Science Tutor <text:tab/>September 2017 – Present</text:span></text:p>
      <text:list xml:id="list1566514042" text:style-name="WWNum3">
        <text:list-item>
          <text:p text:style-name="P15"><text:span text:style-name="T4">Conducted individualized tutoring and set goals for the chosen student</text:span><text:span text:style-name="T18">.</text:span></text:p>
        </text:list-item>
        <text:list-item>
          <text:p text:style-name="P16"><text:span text:style-name="T4">Coordinated intensive boot camps to prepare students for upcoming mathematics courses.</text:span></text:p>
        </text:list-item>
        <text:list-item>
          <text:p text:style-name="P15"><text:span text:style-name="T4">Trained hundreds of students monthly and aided in preparation for exams through problem-solving</text:span></text:p>
        </text:list-item>
      </text:list>
      <text:p text:style-name="P7"/>
      <text:p text:style-name="P6"><text:span text:style-name="T8">WeWork | WeWork Labs <text:tab/></text:span><text:span text:style-name="T4">New York, NY</text:span></text:p>
      <text:p text:style-name="P6"><text:span text:style-name="T4">Software Engineer <text:tab/>June 2019 – August 2019</text:span></text:p>
      <text:list xml:id="list1211179924" text:style-name="WWNum6">
        <text:list-item>
          <text:p text:style-name="P19"><text:span text:style-name="T4">Communicated with the product team to create an algorithm for scoring mentors and extracting keywords from feedback notes using </text:span><text:span text:style-name="T9">MonkeyLearn’s</text:span><text:span text:style-name="T4"> </text:span><text:span text:style-name="T9">Machine Learning API</text:span></text:p>
        </text:list-item>
        <text:list-item>
          <text:p text:style-name="P19"><text:span text:style-name="T4">Created a server with </text:span><text:span text:style-name="T9">Node</text:span><text:span text:style-name="T4"> and </text:span><text:span text:style-name="T9">Express </text:span><text:span text:style-name="T4">that would communicate with the mentor sign-up form by patching their calculated scores to the database once they submitted the form</text:span></text:p>
        </text:list-item>
        <text:list-item>
          <text:p text:style-name="P19"><text:span text:style-name="T4">Developed a</text:span><text:span text:style-name="T9"> React</text:span><text:span text:style-name="T4"> app that visually displayed and compared vetted versus non-vetted mentor scores.</text:span></text:p>
        </text:list-item>
      </text:list>
      <text:p text:style-name="P7"/>
      <text:p text:style-name="P4"><text:span text:style-name="T8">PROJECTS</text:span></text:p>
      <text:p text:style-name="P6"><text:span text:style-name="T8"><text:s/>InstaPet App, Group Project </text:span><text:span text:style-name="T4">(React, Redux, Node, Express, PostreSQL) <text:tab/>June 2019</text:span></text:p>
      <text:list xml:id="list3783168138" text:style-name="WWNum7">
        <text:list-item>
          <text:p text:style-name="P17"><text:span text:style-name="T4">Built a full stack app that acted as a place for people to make an account, share pictures of their pets, and follow each another. </text:span></text:p>
        </text:list-item>
        <text:list-item>
          <text:p text:style-name="P17"><text:span text:style-name="T4">Managed the app’s database and routes</text:span><text:span text:style-name="T8"> </text:span><text:span text:style-name="T4">using </text:span><text:span text:style-name="T9">Sequelize </text:span><text:span text:style-name="T4">and </text:span><text:span text:style-name="T9">Express </text:span><text:span text:style-name="T4">and setup the </text:span><text:span text:style-name="T9">Redux store.</text:span></text:p>
        </text:list-item>
      </text:list>
      <text:p text:style-name="P8"/>
      <text:p text:style-name="P6"><text:span text:style-name="T8">Statistics calculator, Personal Project </text:span><text:span text:style-name="T4">(C++, Doctest testing framework) <text:tab/>June 2018</text:span></text:p>
      <text:list xml:id="list1597702763" text:style-name="WWNum8">
        <text:list-item>
          <text:p text:style-name="P18"><text:span text:style-name="T4">Constructed a statistical calculator that computed 1-variable stats, confidence intervals, correlation coefficient, conducted hypothesis testing.</text:span></text:p>
        </text:list-item>
        <text:list-item>
          <text:p text:style-name="P18"><text:span text:style-name="T4">Designed a formula sheet and provided more information on the data-set than other graphing calculators.</text:span></text:p>
        </text:list-item>
      </text:list>
      <text:p text:style-name="P9"/>
      <text:p text:style-name="P4"><text:span text:style-name="T8">SKILLS</text:span></text:p>
      <text:p text:style-name="P10"><text:span text:style-name="T8">Languages: </text:span><text:span text:style-name="T4">Bulgarian (Native), Spanish (Elementary)</text:span></text:p>
      <text:p text:style-name="P10"><text:span text:style-name="T8">Interests: </text:span><text:span text:style-name="T4">Nutrition, Weightlifting, Handball, Drawing, Ping Po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20" style:display-name="ListLabel 20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2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2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2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2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2" style:font-family-complex="Symbol" style:font-family-generic-complex="system" style:font-pitch-complex="variable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2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2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2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2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2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2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2" style:font-family-complex="Symbol" style:font-family-generic-complex="system" style:font-pitch-complex="variable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2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2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2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2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2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2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2" style:font-family-complex="Symbol" style:font-family-generic-complex="system" style:font-pitch-complex="variable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2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2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2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2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2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2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2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2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1"/>
      </text:list-level-style-bullet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1"/>
      </text:list-level-style-bullet>
      <text:list-level-style-bullet text:level="3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1"/>
      </text:list-level-style-bullet>
      <text:list-level-style-bullet text:level="5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1"/>
      </text:list-level-style-bullet>
      <text:list-level-style-bullet text:level="6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1"/>
      </text:list-level-style-bullet>
      <text:list-level-style-bullet text:level="8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1"/>
      </text:list-level-style-bullet>
      <text:list-level-style-bullet text:level="9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6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52" style:layout-grid-base-height="0.189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9-09-11T16:56:00</meta:creation-date>
    <dc:date>2019-09-13T01:07:48.219036892</dc:date>
    <dc:language>en-US</dc:language>
    <meta:editing-duration>PT12M37S</meta:editing-duration>
    <meta:generator>LibreOffice/6.0.7.3$Linux_X86_64 LibreOffice_project/00m0$Build-3</meta:generator>
    <meta:document-statistic meta:table-count="0" meta:image-count="0" meta:object-count="0" meta:page-count="1" meta:paragraph-count="43" meta:word-count="400" meta:character-count="2879" meta:non-whitespace-character-count="24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